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Inconsolata Extra Condensed" svg:font-family="'Inconsolata Extra Condense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0.869cm" fo:min-width="2.04cm"/>
    </style:style>
    <style:style style:name="gr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609cm" fo:min-width="0cm" fo:padding-top="0.151cm" fo:padding-bottom="0.151cm" fo:padding-left="0.276cm" fo:padding-right="0.276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608cm" fo:min-width="0cm" fo:padding-top="0.151cm" fo:padding-bottom="0.151cm" fo:padding-left="0.276cm" fo:padding-right="0.276cm" fo:wrap-option="wrap"/>
    </style:style>
    <style:style style:name="gr5" style:family="graphic" style:parent-style-name="objectwithoutfill">
      <style:graphic-properties svg:stroke-width="0.051cm" svg:stroke-color="#ff6d6d" draw:marker-start-width="0.279cm" draw:marker-end="Arrowheads_20_2" draw:marker-end-width="0.229cm" svg:stroke-opacity="80%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57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Consolas" fo:font-size="5pt" style:font-size-asian="5pt" style:font-size-complex="5pt"/>
    </style:style>
    <style:style style:name="P5" style:family="paragraph">
      <loext:graphic-properties draw:fill="none" draw:fill-color="#ffffff"/>
      <style:text-properties style:font-name="Consolas" fo:font-size="5pt" style:font-size-asian="5pt" style:font-size-complex="5pt"/>
    </style:style>
    <style:style style:name="P6" style:family="paragraph">
      <style:text-properties fo:color="#ffff00" loext:opacity="100%" style:font-name="Consolas" fo:font-size="5pt" style:font-size-asian="5pt" style:font-size-complex="5pt"/>
    </style:style>
    <style:style style:name="P7" style:family="paragraph">
      <loext:graphic-properties draw:fill="none" draw:fill-color="#ffffff"/>
      <style:text-properties fo:color="#ffff00" loext:opacity="100%" style:font-name="Consolas" fo:font-size="5pt" style:font-size-asian="5pt" style:font-size-complex="5pt"/>
    </style:style>
    <style:style style:name="P8" style:family="paragraph">
      <style:text-properties fo:color="#ffff00" loext:opacity="100%" style:font-name="Consolas" fo:font-size="4pt" style:font-size-asian="4pt" style:font-size-complex="4pt"/>
    </style:style>
    <style:style style:name="P9" style:family="paragraph">
      <loext:graphic-properties draw:fill="none" draw:fill-color="#ffffff"/>
      <style:text-properties fo:color="#ffff00" loext:opacity="100%" style:font-name="Consolas" fo:font-size="4pt" style:font-size-asian="4pt" style:font-size-complex="4pt"/>
    </style:style>
    <style:style style:name="T1" style:family="text">
      <style:text-properties style:font-name="Consolas" fo:font-size="5pt" style:font-size-asian="5pt" style:font-size-complex="5pt"/>
    </style:style>
    <style:style style:name="T2" style:family="text">
      <style:text-properties fo:color="#ffff00" loext:opacity="100%" style:font-name="Consolas" fo:font-size="5pt" style:font-size-asian="5pt" style:font-size-complex="5pt"/>
    </style:style>
    <style:style style:name="T3" style:family="text">
      <style:text-properties fo:color="#ffff00" loext:opacity="100%" style:font-name="Consolas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119cm" svg:x="9.99cm" svg:y="12.11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152cm" svg:height="3.175cm" svg:x="8.442cm" svg:y="12.379cm">
            <text:p/>
  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3" draw:text-style-name="P3" xml:id="id1" draw:id="id1" draw:layer="layout" svg:width="0.635cm" svg:height="0.635cm" svg:x="8.645cm" svg:y="12.5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8.653cm" svg:y="13.2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8.653cm" svg:y="14.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8.653cm" svg:y="14.8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52cm" svg:height="3.174cm" svg:x="9.343cm" svg:y="12.38cm">
            <text:p/>
            <draw:enhanced-geometry svg:viewBox="0 0 21600 21600" draw:glue-points="21600 0 0 10800 21600 21600" draw:text-areas="6350 ?f3 21600 ?f4" draw:mirror-horizontal="true" draw:mirror-vertic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>
          <draw:custom-shape draw:style-name="gr3" draw:text-style-name="P3" xml:id="id2" draw:id="id2" draw:layer="layout" svg:width="0.635cm" svg:height="0.635cm" svg:x="10.145cm" svg:y="12.5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0.906cm" svg:y="12.5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1.668cm" svg:y="12.506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line" svg:x1="9.28cm" svg:y1="12.823cm" svg:x2="10.145cm" svg:y2="12.823cm" draw:start-shape="id1" draw:start-glue-point="1" draw:end-shape="id2" draw:end-glue-point="3" svg:d="M9280 12823h865" svg:viewBox="0 0 866 1">
            <text:p/>
          </draw:connector>
        </draw:g>
        <draw:g>
          <draw:custom-shape draw:style-name="gr3" draw:text-style-name="P3" xml:id="id3" draw:id="id3" draw:layer="layout" svg:width="0.635cm" svg:height="0.635cm" svg:x="10.145cm" svg:y="13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0.906cm" svg:y="13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1.668cm" svg:y="13.268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line" svg:x1="9.28cm" svg:y1="13.585cm" svg:x2="10.145cm" svg:y2="13.585cm" draw:end-shape="id3" draw:end-glue-point="3" svg:d="M9280 13585h865" svg:viewBox="0 0 866 1">
            <text:p/>
          </draw:connector>
        </draw:g>
        <draw:g>
          <draw:custom-shape draw:style-name="gr3" draw:text-style-name="P3" xml:id="id4" draw:id="id4" draw:layer="layout" svg:width="0.635cm" svg:height="0.635cm" svg:x="10.145cm" svg:y="14.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0.906cm" svg:y="14.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1.668cm" svg:y="14.03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line" svg:x1="9.28cm" svg:y1="14.347cm" svg:x2="10.145cm" svg:y2="14.347cm" draw:end-shape="id4" draw:end-glue-point="3" svg:d="M9280 14347h865" svg:viewBox="0 0 866 1">
            <text:p/>
          </draw:connector>
        </draw:g>
        <draw:g>
          <draw:custom-shape draw:style-name="gr3" draw:text-style-name="P3" xml:id="id5" draw:id="id5" draw:layer="layout" svg:width="0.635cm" svg:height="0.635cm" svg:x="10.145cm" svg:y="14.7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0.906cm" svg:y="14.7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1.668cm" svg:y="14.792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line" svg:x1="9.28cm" svg:y1="15.109cm" svg:x2="10.145cm" svg:y2="15.109cm" draw:end-shape="id5" draw:end-glue-point="3" svg:d="M9280 15109h865" svg:viewBox="0 0 866 1">
            <text:p/>
          </draw:connector>
        </draw:g>
        <draw:frame draw:style-name="gr6" draw:text-style-name="P5" draw:layer="layout" svg:width="2.44cm" svg:height="0.3cm" svg:x="7.75cm" svg:y="15.622cm">
          <draw:text-box>
            <text:p text:style-name="P4"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&lt;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&lt;</text:span><text:span text:style-name="T1">d</text:span><text:span text:style-name="T1">o</text:span><text:span text:style-name="T1">u</text:span><text:span text:style-name="T1">b</text:span><text:span text:style-name="T1">l</text:span><text:span text:style-name="T1">e</text:span><text:span text:style-name="T1">&gt;</text:span><text:span text:style-name="T1">&gt; </text:span><text:span text:style-name="T1">a</text:span></text:p>
          </draw:text-box>
        </draw:frame>
        <draw:frame draw:style-name="gr7" draw:text-style-name="P7" draw:layer="layout" svg:width="0.635cm" svg:height="0.317cm" svg:x="8.747cm" svg:y="12.709cm">
          <draw:text-box>
            <text:p text:style-name="P6"><text:span text:style-name="T2">a[0]</text:span></text:p>
          </draw:text-box>
        </draw:frame>
        <draw:frame draw:style-name="gr7" draw:text-style-name="P7" draw:layer="layout" svg:width="0.635cm" svg:height="0.317cm" svg:x="8.748cm" svg:y="14.233cm">
          <draw:text-box>
            <text:p text:style-name="P6"><text:span text:style-name="T2">a[2]</text:span></text:p>
          </draw:text-box>
        </draw:frame>
        <draw:frame draw:style-name="gr7" draw:text-style-name="P7" draw:layer="layout" svg:width="0.635cm" svg:height="0.317cm" svg:x="8.748cm" svg:y="13.471cm">
          <draw:text-box>
            <text:p text:style-name="P6"><text:span text:style-name="T2">a</text:span><text:span text:style-name="T2">[</text:span><text:span text:style-name="T2">1</text:span><text:span text:style-name="T2">]</text:span></text:p>
          </draw:text-box>
        </draw:frame>
        <draw:frame draw:style-name="gr7" draw:text-style-name="P7" draw:layer="layout" svg:width="0.635cm" svg:height="0.317cm" svg:x="8.749cm" svg:y="14.995cm">
          <draw:text-box>
            <text:p text:style-name="P6"><text:span text:style-name="T2">a</text:span><text:span text:style-name="T2">[</text:span><text:span text:style-name="T2">3</text:span><text:span text:style-name="T2">]</text:span></text:p>
          </draw:text-box>
        </draw:frame>
        <draw:frame draw:style-name="gr8" draw:text-style-name="P9" draw:layer="layout" svg:width="0.912cm" svg:height="0.357cm" svg:x="10.22cm" svg:y="12.735cm">
          <draw:text-box>
            <text:p text:style-name="P8"><text:span text:style-name="T3">a</text:span><text:span text:style-name="T3">[</text:span><text:span text:style-name="T3">0</text:span><text:span text:style-name="T3">]</text:span><text:span text:style-name="T3">[</text:span><text:span text:style-name="T3">0</text:span><text:span text:style-name="T3">]</text:span></text:p>
          </draw:text-box>
        </draw:frame>
        <draw:frame draw:style-name="gr8" draw:text-style-name="P9" draw:layer="layout" svg:width="0.912cm" svg:height="0.357cm" svg:x="10.982cm" svg:y="12.736cm">
          <draw:text-box>
            <text:p text:style-name="P8"><text:span text:style-name="T3">a[0][1]</text:span></text:p>
          </draw:text-box>
        </draw:frame>
        <draw:frame draw:style-name="gr8" draw:text-style-name="P9" draw:layer="layout" svg:width="0.912cm" svg:height="0.357cm" svg:x="11.744cm" svg:y="12.737cm">
          <draw:text-box>
            <text:p text:style-name="P8"><text:span text:style-name="T3">a[0][2]</text:span></text:p>
          </draw:text-box>
        </draw:frame>
        <draw:frame draw:style-name="gr8" draw:text-style-name="P9" draw:layer="layout" svg:width="0.912cm" svg:height="0.357cm" svg:x="10.22cm" svg:y="13.497cm">
          <draw:text-box>
            <text:p text:style-name="P8"><text:span text:style-name="T3">a[1][0]</text:span></text:p>
          </draw:text-box>
        </draw:frame>
        <draw:frame draw:style-name="gr8" draw:text-style-name="P9" draw:layer="layout" svg:width="0.912cm" svg:height="0.357cm" svg:x="10.982cm" svg:y="13.498cm">
          <draw:text-box>
            <text:p text:style-name="P8"><text:span text:style-name="T3">a[1][1]</text:span></text:p>
          </draw:text-box>
        </draw:frame>
        <draw:frame draw:style-name="gr8" draw:text-style-name="P9" draw:layer="layout" svg:width="0.912cm" svg:height="0.357cm" svg:x="11.744cm" svg:y="13.499cm">
          <draw:text-box>
            <text:p text:style-name="P8"><text:span text:style-name="T3">a[1][2]</text:span></text:p>
          </draw:text-box>
        </draw:frame>
        <draw:frame draw:style-name="gr8" draw:text-style-name="P9" draw:layer="layout" svg:width="0.912cm" svg:height="0.357cm" svg:x="10.22cm" svg:y="15.021cm">
          <draw:text-box>
            <text:p text:style-name="P8"><text:span text:style-name="T3">a[3][0]</text:span></text:p>
          </draw:text-box>
        </draw:frame>
        <draw:frame draw:style-name="gr8" draw:text-style-name="P9" draw:layer="layout" svg:width="0.912cm" svg:height="0.357cm" svg:x="10.982cm" svg:y="15.022cm">
          <draw:text-box>
            <text:p text:style-name="P8"><text:span text:style-name="T3">a[3][1]</text:span></text:p>
          </draw:text-box>
        </draw:frame>
        <draw:frame draw:style-name="gr8" draw:text-style-name="P9" draw:layer="layout" svg:width="0.912cm" svg:height="0.357cm" svg:x="11.744cm" svg:y="15.023cm">
          <draw:text-box>
            <text:p text:style-name="P8"><text:span text:style-name="T3">a[3][2]</text:span></text:p>
          </draw:text-box>
        </draw:frame>
        <draw:frame draw:style-name="gr8" draw:text-style-name="P9" draw:layer="layout" svg:width="0.912cm" svg:height="0.357cm" svg:x="10.22cm" svg:y="14.259cm">
          <draw:text-box>
            <text:p text:style-name="P8"><text:span text:style-name="T3">a[2][0]</text:span></text:p>
          </draw:text-box>
        </draw:frame>
        <draw:frame draw:style-name="gr8" draw:text-style-name="P9" draw:layer="layout" svg:width="0.912cm" svg:height="0.357cm" svg:x="10.982cm" svg:y="14.26cm">
          <draw:text-box>
            <text:p text:style-name="P8"><text:span text:style-name="T3">a[2][1]</text:span></text:p>
          </draw:text-box>
        </draw:frame>
        <draw:frame draw:style-name="gr8" draw:text-style-name="P9" draw:layer="layout" svg:width="0.912cm" svg:height="0.357cm" svg:x="11.744cm" svg:y="14.261cm">
          <draw:text-box>
            <text:p text:style-name="P8"><text:span text:style-name="T3">a[2][2]</text:span></text:p>
          </draw:text-box>
        </draw:frame>
        <draw:frame draw:style-name="gr6" draw:text-style-name="P5" draw:layer="layout" svg:width="1.37cm" svg:height="0.3cm" svg:x="10.525cm" svg:y="12.23cm">
          <draw:text-box>
            <text:p text:style-name="P4"><text:span text:style-name="T1">vector&lt;double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Inconsolata Extra Condensed" svg:font-family="'Inconsolata Extra Condense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6:14:15.848683922</meta:creation-date>
    <dc:date>2022-03-13T16:50:14.380694594</dc:date>
    <meta:editing-duration>P1DT35M53S</meta:editing-duration>
    <meta:editing-cycles>10</meta:editing-cycles>
    <meta:generator>LibreOffice/7.2.5.2.0$Linux_X86_64 LibreOffice_project/20$Build-2</meta:generator>
    <meta:document-statistic meta:object-count="46"/>
  </office:meta>
</office:document-meta>
</file>